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487" officeooo:paragraph-rsid="00160487"/>
    </style:style>
    <style:style style:name="P2" style:family="paragraph" style:parent-style-name="Standard">
      <style:text-properties officeooo:rsid="00174fa8" officeooo:paragraph-rsid="00174fa8"/>
    </style:style>
    <style:style style:name="P3" style:family="paragraph" style:parent-style-name="Standard">
      <style:text-properties officeooo:rsid="00191abf" officeooo:paragraph-rsid="00191abf"/>
    </style:style>
    <style:style style:name="P4" style:family="paragraph" style:parent-style-name="Standard">
      <style:text-properties officeooo:rsid="001dcf40" officeooo:paragraph-rsid="001dcf40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389c5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Form</text:p>
      <text:p text:style-name="P1"/>
      <text:p text:style-name="P1"/>
      <text:p text:style-name="P1">main_activity.java</text:p>
      <text:p text:style-name="P1"/>
      <text:p text:style-name="P1"><text:bookmark-start text:name="__DdeLink__556_1082114563"/><text:bookmark-start text:name="__DdeLink__3346_1082114563"/><text:span text:style-name="T1">package </text:span><text:span text:style-name="T2">com.example.loginform</text:span><text:span text:style-name="T1">;</text:span><text:line-break/><text:bookmark-start text:name="__DdeLink__1437_1082114563"/><text:span text:style-name="T1">import </text:span><text:span text:style-name="T2">android.os.Bundle</text:span><text:span text:style-name="T1">;</text:span><text:line-break/><text:span text:style-name="T1">import </text:span><text:span text:style-name="T2">android.view.View</text:span><text:span text:style-name="T1">;</text:span><text:line-break/><text:span text:style-name="T1">import </text:span><text:span text:style-name="T2">android.widget.Button</text:span><text:span text:style-name="T1">;</text:span><text:line-break/><text:span text:style-name="T1">import </text:span><text:span text:style-name="T2">android.widget.EditText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import </text:span><text:span text:style-name="T2">androidx.appcompat.app.AppCompatActivity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6">activity_main</text:span><text:span text:style-name="T2">)</text:span><text:span text:style-name="T1">;</text:span><text:line-break/><text:line-break/><text:span text:style-name="T1"> <text:s text:c="7"/></text:span><text:span text:style-name="T2">Button login_button = findViewById(R.id.</text:span><text:span text:style-name="T6">buttonLogin</text:span><text:span text:style-name="T2">)</text:span><text:span text:style-name="T1">;</text:span><text:line-break/><text:span text:style-name="T1"> <text:s text:c="7"/></text:span><text:span text:style-name="T2">EditText username = findViewById(R.id.</text:span><text:span text:style-name="T6">editTextUsername</text:span><text:span text:style-name="T2">)</text:span><text:span text:style-name="T1">;</text:span><text:line-break/><text:span text:style-name="T1"> <text:s text:c="7"/></text:span><text:span text:style-name="T2">EditText password = findViewById(R.id.</text:span><text:span text:style-name="T6">editTextPassword</text:span><text:span text:style-name="T2">)</text:span><text:span text:style-name="T1">;</text:span><text:line-break/><text:line-break/><text:span text:style-name="T1"> <text:s text:c="7"/></text:span><text:span text:style-name="T2">login_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line-break/><text:span text:style-name="T2"> <text:s text:c="15"/></text:span><text:span text:style-name="T1">if</text:span><text:span text:style-name="T2">(</text:span><text:span text:style-name="T8">username</text:span><text:span text:style-name="T2">.getText().toString().equals(</text:span><text:span text:style-name="T9">"admin"</text:span><text:span text:style-name="T2">) &amp;&amp; </text:span><text:span text:style-name="T8">password</text:span><text:span text:style-name="T2">.getText().toString().equals(</text:span><text:span text:style-name="T9">"123"</text:span><text:span text:style-name="T2">)){</text:span><text:line-break/><text:line-break/><text:span text:style-name="T2"> <text:s text:c="19"/>Toast.</text:span><text:span text:style-name="T3">makeText</text:span><text:span text:style-name="T2">(getApplicationContext()</text:span><text:span text:style-name="T1">,</text:span><text:span text:style-name="T9">"Successfull"</text:span><text:span text:style-name="T1">,</text:span><text:span text:style-name="T2">Toast.</text:span><text:span text:style-name="T6">LENGTH_LONG</text:span><text:span text:style-name="T2">).show()</text:span><text:span text:style-name="T1">;</text:span><text:line-break/><text:line-break/><text:span text:style-name="T1"> <text:s text:c="15"/></text:span><text:span text:style-name="T2">}</text:span><text:span text:style-name="T1">else </text:span><text:span text:style-name="T2">{</text:span><text:line-break/><text:span text:style-name="T2"> <text:s text:c="19"/>Toast.</text:span><text:span text:style-name="T3">makeText</text:span><text:span text:style-name="T2">(getApplicationContext()</text:span><text:span text:style-name="T1">,</text:span><text:span text:style-name="T9">"Invalid Username or password"</text:span><text:span text:style-name="T1">,</text:span><text:span text:style-name="T2">Toast.</text:span><text:span text:style-name="T6">LENGTH_LONG</text:span><text:span text:style-name="T2">).show()</text:span><text:span text:style-name="T1">;</text:span><text:line-break/><text:span text:style-name="T1"> <text:s text:c="15"/></text:span><text:span text:style-name="T2">}</text:span><text:line-break/><text:span text:style-name="T2"> <text:s text:c="11"/>}</text:span><text:line-break/><text:span text:style-name="T2"> <text:s text:c="7"/>})</text:span><text:span text:style-name="T1">;</text:span><text:line-break/><text:line-break/><text:line-break/><text:line-break/><text:line-break/><text:span text:style-name="T1"> <text:s text:c="3"/></text:span><text:span text:style-name="T2">}</text:span><text:line-break/><text:span text:style-name="T2">}</text:span></text:p>
      <text:p text:style-name="P1"><text:bookmark-end text:name="__DdeLink__556_1082114563"/><text:bookmark-end text:name="__DdeLink__3346_1082114563"/><text:bookmark-end text:name="__DdeLink__1437_1082114563"/></text:p>
      <text:p text:style-name="P1"/>
      <text:p text:style-name="P1">activity_main.xml</text:p>
      <text:p text:style-name="P1"/>
      <text:p text:style-name="P1"><text:span text:style-name="T10">&lt;?</text:span><text:span text:style-name="T11">xml version</text:span><text:span text:style-name="T9">="1.0" </text:span><text:span text:style-name="T11">encoding</text:span><text:span text:style-name="T9">="utf-8"</text:span><text:span text:style-name="T10">?&gt;</text:span><text:line-break/><text:bookmark-start text:name="__DdeLink__3350_1082114563"/><text:bookmark-start text:name="__DdeLink__3378_1082114563"/><text:bookmark-start text:name="__DdeLink__3365_1082114563"/><text:bookmark-start text:name="__DdeLink__3354_1082114563"/><text:span text:style-name="T10">&lt;</text:span><text:bookmark-start text:name="__DdeLink__3348_1082114563"/><text:span text:style-name="T10">LinearLayout</text:span><text:bookmark-end text:name="__DdeLink__3350_1082114563"/><text:span text:style-name="T10"> </text:span><text:span text:style-name="T11">xmlns:</text:span><text:span text:style-name="T7">android</text:span><text:span text:style-name="T9">="http://schemas.android.com/apk/res/android"</text:span><text:line-break/><text:span text:style-name="T9"> <text:s text:c="3"/></text:span><text:span text:style-name="T7">android</text:span><text:span text:style-name="T11">:layout_width</text:span><text:span text:style-name="T9">="match_parent"</text:span><text:line-break/><text:span text:style-name="T9"> <text:s text:c="3"/></text:span><text:span text:style-name="T7">android</text:span><text:span text:style-name="T11">:layout_height</text:span><text:span text:style-name="T9">="match_parent"</text:span><text:line-break/><text:span text:style-name="T9"> <text:s text:c="3"/></text:span><text:span text:style-name="T7">android</text:span><text:span text:style-name="T11">:gravity</text:span><text:span text:style-name="T9">="center_vertical"</text:span><text:line-break/><text:span text:style-name="T9"> <text:s text:c="3"/></text:span><text:span text:style-name="T7">android</text:span><text:span text:style-name="T11">:orientation</text:span><text:span text:style-name="T9">="vertical"</text:span><text:line-break/><text:span text:style-name="T9"> <text:s text:c="3"/></text:span><text:span text:style-name="T7">android</text:span><text:span text:style-name="T11">:padding</text:span><text:span text:style-name="T9">="16dp"</text:span><text:span text:style-name="T10">&gt;</text:span><text:bookmark-end text:name="__DdeLink__3354_1082114563"/><text:bookmark-end text:name="__DdeLink__3348_1082114563"/><text:line-break/><text:line-break/><text:span text:style-name="T10"> <text:s text:c="3"/>&lt;EditText</text:span><text:line-break/><text:soft-page-break/><text:span text:style-name="T10"> <text:s text:c="7"/></text:span><text:span text:style-name="T7">android</text:span><text:span text:style-name="T11">:id</text:span><text:span text:style-name="T9">="@+id/editTextUsername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hint</text:span><text:span text:style-name="T9">="Username"</text:span><text:line-break/><text:span text:style-name="T9"> <text:s text:c="7"/></text:span><text:span text:style-name="T7">android</text:span><text:span text:style-name="T11">:inputType</text:span><text:span text:style-name="T9">="text" 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editTextPassword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hint</text:span><text:span text:style-name="T9">="Password"</text:span><text:line-break/><text:span text:style-name="T9"> <text:s text:c="7"/></text:span><text:span text:style-name="T7">android</text:span><text:span text:style-name="T11">:inputType</text:span><text:span text:style-name="T9">="textPassword" </text:span><text:span text:style-name="T10">/&gt;</text:span><text:line-break/><text:line-break/><text:span text:style-name="T10"> <text:s text:c="3"/></text:span><text:bookmark-start text:name="__DdeLink__3380_1082114563"/><text:span text:style-name="T10">&lt;Button</text:span><text:line-break/><text:span text:style-name="T10"> <text:s text:c="7"/></text:span><text:span text:style-name="T7">android</text:span><text:span text:style-name="T11">:id</text:span><text:span text:style-name="T9">="@+id/buttonLogin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text</text:span><text:span text:style-name="T9">="Login" </text:span><text:span text:style-name="T10">/&gt;</text:span><text:bookmark-end text:name="__DdeLink__3380_1082114563"/><text:line-break/><text:line-break/><text:span text:style-name="T10">&lt;/LinearLayout&gt;</text:span></text:p>
      <text:p text:style-name="P1"><text:bookmark-end text:name="__DdeLink__3365_1082114563"/><text:bookmark-end text:name="__DdeLink__3378_1082114563"/></text:p>
      <text:p text:style-name="P1"/>
      <text:p text:style-name="P2">Activitylifecycle</text:p>
      <text:p text:style-name="P2"/>
      <text:p text:style-name="P2">actvity_main.xml</text:p>
      <text:p text:style-name="P2"/>
      <text:p text:style-name="P2"><text:bookmark-start text:name="__DdeLink__3343_1082114563"/><text:span text:style-name="T10">&lt;?</text:span><text:span text:style-name="T11">xml version</text:span><text:span text:style-name="T9">="1.0" </text:span><text:span text:style-name="T11">encoding</text:span><text:span text:style-name="T9">="utf-8"</text:span><text:span text:style-name="T10">?&gt;</text:span><text:line-break/><text:bookmark-start text:name="__DdeLink__3356_1082114563"/><text:span text:style-name="T10">&lt;androidx.coordinatorlayout.widget.CoordinatorLayout </text:span><text:span text:style-name="T11">xmlns:</text:span><text:span text:style-name="T7">android</text:span><text:span text:style-name="T9">="http://schemas.android.com/apk/res/android"</text:span><text:line-break/><text:line-break/><text:span text:style-name="T9"> <text:s text:c="3"/></text:span><text:span text:style-name="T11">xmlns:</text:span><text:span text:style-name="T7">app</text:span><text:span text:style-name="T9">="http://schemas.android.com/apk/res-auto"</text:span><text:line-break/><text:span text:style-name="T9"> <text:s text:c="3"/></text:span><text:span text:style-name="T11">xmlns:</text:span><text:span text:style-name="T7">tools</text:span><text:span text:style-name="T9">="http://schemas.android.com/tools"</text:span><text:line-break/><text:span text:style-name="T9"> <text:s text:c="3"/></text:span><text:span text:style-name="T7">android</text:span><text:span text:style-name="T11">:layout_width</text:span><text:span text:style-name="T9">="match_parent"</text:span><text:line-break/><text:span text:style-name="T9"> <text:s text:c="3"/></text:span><text:span text:style-name="T7">android</text:span><text:span text:style-name="T11">:layout_height</text:span><text:span text:style-name="T9">="match_parent"</text:span><text:line-break/><text:span text:style-name="T9"> <text:s text:c="3"/></text:span><text:span text:style-name="T7">android</text:span><text:span text:style-name="T11">:fitsSystemWindows</text:span><text:span text:style-name="T9">="true"</text:span><text:line-break/><text:span text:style-name="T9"> <text:s text:c="3"/></text:span><text:span text:style-name="T7">tools</text:span><text:span text:style-name="T11">:context</text:span><text:span text:style-name="T9">=".MainActivity"</text:span><text:span text:style-name="T10">&gt;</text:span><text:bookmark-end text:name="__DdeLink__3356_1082114563"/><text:line-break/><text:line-break/><text:span text:style-name="T10"> <text:s text:c="3"/>&lt;LinearLayout</text:span><text:line-break/><text:span text:style-name="T10"> <text:s text:c="7"/></text:span><text:span text:style-name="T7">android</text:span><text:span text:style-name="T11">:id</text:span><text:span text:style-name="T9">="@+id/linearLayout"</text:span><text:line-break/><text:span text:style-name="T9"> <text:s text:c="7"/></text:span><text:span text:style-name="T7">android</text:span><text:span text:style-name="T11">:layout_width</text:span><text:span text:style-name="T9">="395dp"</text:span><text:line-break/><text:span text:style-name="T9"> <text:s text:c="7"/></text:span><text:span text:style-name="T7">android</text:span><text:span text:style-name="T11">:layout_height</text:span><text:span text:style-name="T9">="715dp"</text:span><text:line-break/><text:span text:style-name="T9"> <text:s text:c="7"/></text:span><text:span text:style-name="T7">android</text:span><text:span text:style-name="T11">:orientation</text:span><text:span text:style-name="T9">="vertical"</text:span><text:line-break/><text:span text:style-name="T9"> <text:s text:c="7"/></text:span><text:span text:style-name="T7">tools</text:span><text:span text:style-name="T11">:layout_editor_absoluteX</text:span><text:span text:style-name="T9">="8dp"</text:span><text:line-break/><text:span text:style-name="T9"> <text:s text:c="7"/></text:span><text:span text:style-name="T7">tools</text:span><text:span text:style-name="T11">:layout_editor_absoluteY</text:span><text:span text:style-name="T9">="8dp"</text:span><text:span text:style-name="T10">&gt;</text:span><text:line-break/><text:line-break/><text:span text:style-name="T10"> <text:s text:c="3"/>&lt;/LinearLayout&gt;</text:span><text:line-break/><text:line-break/><text:span text:style-name="T10"> <text:s text:c="3"/>&lt;TextView</text:span><text:line-break/><text:span text:style-name="T10"> <text:s text:c="7"/></text:span><text:span text:style-name="T7">android</text:span><text:span text:style-name="T11">:paddingLeft</text:span><text:span text:style-name="T9">="125dp"</text:span><text:line-break/><text:span text:style-name="T9"> <text:s text:c="7"/></text:span><text:span text:style-name="T7">android</text:span><text:span text:style-name="T11">:id</text:span><text:span text:style-name="T9">="@+id/textView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34dp"</text:span><text:line-break/><text:span text:style-name="T9"> <text:s text:c="7"/></text:span><text:span text:style-name="T7">android</text:span><text:span text:style-name="T11">:text</text:span><text:span text:style-name="T9">="Activity life cycle"</text:span><text:line-break/><text:span text:style-name="T9"> <text:s text:c="7"/></text:span><text:span text:style-name="T7">app</text:span><text:span text:style-name="T11">:layout_anchor</text:span><text:span text:style-name="T9">="@+id/linearLayout"</text:span><text:line-break/><text:span text:style-name="T9"> <text:s text:c="7"/></text:span><text:span text:style-name="T7">app</text:span><text:span text:style-name="T11">:layout_anchorGravity</text:span><text:span text:style-name="T9">="center" </text:span><text:span text:style-name="T10">/&gt;</text:span><text:line-break/><text:line-break/><text:line-break/><text:span text:style-name="T10">&lt;/androidx.coordinatorlayout.widget.CoordinatorLayout&gt;</text:span><text:bookmark-end text:name="__DdeLink__3343_1082114563"/></text:p>
      <text:p text:style-name="P2"/>
      <text:p text:style-name="P2"><text:soft-page-break/></text:p>
      <text:p text:style-name="P2">mainactivity.java</text:p>
      <text:p text:style-name="P2"/>
      <text:p text:style-name="P2"><text:span text:style-name="T1">package </text:span><text:span text:style-name="T2">com.example.activitylifecycle</text:span><text:span text:style-name="T1">;</text:span><text:line-break/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util.Log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import </text:span><text:span text:style-name="T2">androidx.appcompat.app.AppCompatActivity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6">activity_main</text:span><text:span text:style-name="T2">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Create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Created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otected void </text:span><text:span text:style-name="T5">onStart</text:span><text:span text:style-name="T2">() {</text:span><text:line-break/><text:span text:style-name="T2"> <text:s text:c="7"/></text:span><text:span text:style-name="T1">super</text:span><text:span text:style-name="T2">.onStart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Start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Start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ume</text:span><text:span text:style-name="T2">() {</text:span><text:line-break/><text:span text:style-name="T2"> <text:s text:c="7"/></text:span><text:span text:style-name="T1">super</text:span><text:span text:style-name="T2">.onResume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Resume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Resume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Pause</text:span><text:span text:style-name="T2">() {</text:span><text:line-break/><text:span text:style-name="T2"> <text:s text:c="7"/></text:span><text:span text:style-name="T1">super</text:span><text:span text:style-name="T2">.onPause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Pause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Pause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op</text:span><text:span text:style-name="T2">() {</text:span><text:line-break/><text:span text:style-name="T2"> <text:s text:c="7"/></text:span><text:span text:style-name="T1">super</text:span><text:span text:style-name="T2">.onStop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Stop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Stop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tart</text:span><text:span text:style-name="T2">() {</text:span><text:line-break/><text:span text:style-name="T2"> <text:s text:c="7"/></text:span><text:span text:style-name="T1">super</text:span><text:span text:style-name="T2">.onRestart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Restart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Restart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Destroy</text:span><text:span text:style-name="T2">() {</text:span><text:line-break/><text:span text:style-name="T2"> <text:s text:c="7"/></text:span><text:span text:style-name="T1">super</text:span><text:span text:style-name="T2">.onDestroy()</text:span><text:span text:style-name="T1">;</text:span><text:line-break/><text:span text:style-name="T1"> <text:s text:c="7"/></text:span><text:span text:style-name="T2">Log.</text:span><text:span text:style-name="T3">d</text:span><text:span text:style-name="T2">(</text:span><text:span text:style-name="T9">"Activity_Lifecycle"</text:span><text:span text:style-name="T1">, </text:span><text:span text:style-name="T9">"onDestroy invoked"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MainActivity.</text:span><text:span text:style-name="T1">this, </text:span><text:span text:style-name="T9">"Destroy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soft-page-break/><text:line-break/><text:span text:style-name="T2">}</text:span><text:line-break/></text:p>
      <text:p text:style-name="P2"/>
      <text:p text:style-name="P3">Calculator</text:p>
      <text:p text:style-name="P3"/>
      <text:p text:style-name="P3">activity_main.xml</text:p>
      <text:p text:style-name="P3"/>
      <text:p text:style-name="P3"/>
      <text:p text:style-name="P3"><text:span text:style-name="T10">&lt;?</text:span><text:span text:style-name="T11">xml version</text:span><text:span text:style-name="T9">="1.0" </text:span><text:span text:style-name="T11">encoding</text:span><text:span text:style-name="T9">="utf-8"</text:span><text:span text:style-name="T10">?&gt;</text:span><text:line-break/><text:span text:style-name="T10">&lt;androidx.constraintlayout.widget.ConstraintLayout </text:span><text:span text:style-name="T11">xmlns:</text:span><text:span text:style-name="T7">android</text:span><text:span text:style-name="T9">="http://schemas.android.com/apk/res/android"</text:span><text:line-break/><text:span text:style-name="T9"> <text:s text:c="3"/></text:span><text:span text:style-name="T11">xmlns:</text:span><text:span text:style-name="T7">app</text:span><text:span text:style-name="T9">="http://schemas.android.com/apk/res-auto"</text:span><text:line-break/><text:span text:style-name="T9"> <text:s text:c="3"/></text:span><text:span text:style-name="T11">xmlns:</text:span><text:span text:style-name="T7">tools</text:span><text:span text:style-name="T9">="http://schemas.android.com/tools"</text:span><text:line-break/><text:span text:style-name="T9"> <text:s text:c="3"/></text:span><text:span text:style-name="T7">android</text:span><text:span text:style-name="T11">:layout_width</text:span><text:span text:style-name="T9">="match_parent"</text:span><text:line-break/><text:span text:style-name="T9"> <text:s text:c="3"/></text:span><text:span text:style-name="T7">android</text:span><text:span text:style-name="T11">:layout_height</text:span><text:span text:style-name="T9">="match_parent"</text:span><text:line-break/><text:span text:style-name="T9"> <text:s text:c="3"/></text:span><text:span text:style-name="T7">android</text:span><text:span text:style-name="T11">:padding</text:span><text:span text:style-name="T9">="16dp"</text:span><text:line-break/><text:span text:style-name="T9"> <text:s text:c="3"/></text:span><text:span text:style-name="T7">tools</text:span><text:span text:style-name="T11">:context</text:span><text:span text:style-name="T9">=".MainActivity"</text:span><text:span text:style-name="T10">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num1EditText"</text:span><text:line-break/><text:span text:style-name="T9"> <text:s text:c="7"/></text:span><text:span text:style-name="T7">android</text:span><text:span text:style-name="T11">:layout_width</text:span><text:span text:style-name="T9">="0dp"</text:span><text:line-break/><text:span text:style-name="T9"> <text:s text:c="7"/></text:span><text:span text:style-name="T7">android</text:span><text:span text:style-name="T11">:layout_height</text:span><text:span text:style-name="T9">="48dp"</text:span><text:line-break/><text:span text:style-name="T9"> <text:s text:c="7"/></text:span><text:span text:style-name="T7">android</text:span><text:span text:style-name="T11">:layout_marginTop</text:span><text:span text:style-name="T9">="44dp"</text:span><text:line-break/><text:span text:style-name="T9"> <text:s text:c="7"/></text:span><text:span text:style-name="T7">android</text:span><text:span text:style-name="T11">:hint</text:span><text:span text:style-name="T9">="Enter number 1"</text:span><text:line-break/><text:span text:style-name="T9"> <text:s text:c="7"/></text:span><text:span text:style-name="T7">android</text:span><text:span text:style-name="T11">:inputType</text:span><text:span text:style-name="T9">="numberDecimal"</text:span><text:line-break/><text:span text:style-name="T9"> <text:s text:c="7"/></text:span><text:span text:style-name="T7">app</text:span><text:span text:style-name="T11">:layout_constraintEnd_toEndOf</text:span><text:span text:style-name="T9">="parent"</text:span><text:line-break/><text:span text:style-name="T9"> <text:s text:c="7"/></text:span><text:span text:style-name="T7">app</text:span><text:span text:style-name="T11">:layout_constraintStart_toStartOf</text:span><text:span text:style-name="T9">="parent"</text:span><text:line-break/><text:span text:style-name="T9"> <text:s text:c="7"/></text:span><text:span text:style-name="T7">app</text:span><text:span text:style-name="T11">:layout_constraintTop_toTopOf</text:span><text:span text:style-name="T9">="parent" 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num2EditText"</text:span><text:line-break/><text:span text:style-name="T9"> <text:s text:c="7"/></text:span><text:span text:style-name="T7">android</text:span><text:span text:style-name="T11">:layout_width</text:span><text:span text:style-name="T9">="0dp"</text:span><text:line-break/><text:span text:style-name="T9"> <text:s text:c="7"/></text:span><text:span text:style-name="T7">android</text:span><text:span text:style-name="T11">:layout_height</text:span><text:span text:style-name="T9">="48dp"</text:span><text:line-break/><text:span text:style-name="T9"> <text:s text:c="7"/></text:span><text:span text:style-name="T7">android</text:span><text:span text:style-name="T11">:layout_marginTop</text:span><text:span text:style-name="T9">="12dp"</text:span><text:line-break/><text:span text:style-name="T9"> <text:s text:c="7"/></text:span><text:span text:style-name="T7">android</text:span><text:span text:style-name="T11">:hint</text:span><text:span text:style-name="T9">="Enter number 2"</text:span><text:line-break/><text:span text:style-name="T9"> <text:s text:c="7"/></text:span><text:span text:style-name="T7">android</text:span><text:span text:style-name="T11">:inputType</text:span><text:span text:style-name="T9">="numberDecimal"</text:span><text:line-break/><text:span text:style-name="T9"> <text:s text:c="7"/></text:span><text:span text:style-name="T7">app</text:span><text:span text:style-name="T11">:layout_constraintEnd_toEndOf</text:span><text:span text:style-name="T9">="parent"</text:span><text:line-break/><text:span text:style-name="T9"> <text:s text:c="7"/></text:span><text:span text:style-name="T7">app</text:span><text:span text:style-name="T11">:layout_constraintHorizontal_bias</text:span><text:span text:style-name="T9">="0.47"</text:span><text:line-break/><text:span text:style-name="T9"> <text:s text:c="7"/></text:span><text:span text:style-name="T7">app</text:span><text:span text:style-name="T11">:layout_constraintStart_toStart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num1EditText" 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addButton"</text:span><text:line-break/><text:span text:style-name="T9"> <text:s text:c="7"/></text:span><text:span text:style-name="T7">android</text:span><text:span text:style-name="T11">:layout_width</text:span><text:span text:style-name="T9">="wrap_cont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layout_marginTop</text:span><text:span text:style-name="T9">="20dp"</text:span><text:line-break/><text:span text:style-name="T9"> <text:s text:c="7"/></text:span><text:span text:style-name="T7">android</text:span><text:span text:style-name="T11">:text</text:span><text:span text:style-name="T9">="+"</text:span><text:line-break/><text:span text:style-name="T9"> <text:s text:c="7"/></text:span><text:span text:style-name="T7">android</text:span><text:span text:style-name="T11">:textSize</text:span><text:span text:style-name="T9">="16sp"</text:span><text:line-break/><text:span text:style-name="T9"> <text:s text:c="7"/></text:span><text:span text:style-name="T7">app</text:span><text:span text:style-name="T11">:layout_constraintStart_toStart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num2EditText" 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subtractButton"</text:span><text:line-break/><text:span text:style-name="T9"> <text:s text:c="7"/></text:span><text:span text:style-name="T7">android</text:span><text:span text:style-name="T11">:layout_width</text:span><text:span text:style-name="T9">="wrap_cont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layout_marginTop</text:span><text:span text:style-name="T9">="20dp"</text:span><text:line-break/><text:span text:style-name="T9"> <text:s text:c="7"/></text:span><text:span text:style-name="T7">android</text:span><text:span text:style-name="T11">:text</text:span><text:span text:style-name="T9">="-"</text:span><text:line-break/><text:span text:style-name="T9"> <text:s text:c="7"/></text:span><text:span text:style-name="T7">android</text:span><text:span text:style-name="T11">:textSize</text:span><text:span text:style-name="T9">="16sp"</text:span><text:line-break/><text:span text:style-name="T9"> <text:s text:c="7"/></text:span><text:span text:style-name="T7">app</text:span><text:span text:style-name="T11">:layout_constraintEnd_toStartOf</text:span><text:span text:style-name="T9">="@+id/multiplyButton"</text:span><text:line-break/><text:soft-page-break/><text:span text:style-name="T9"> <text:s text:c="7"/></text:span><text:span text:style-name="T7">app</text:span><text:span text:style-name="T11">:layout_constraintStart_toEndOf</text:span><text:span text:style-name="T9">="@+id/addButton"</text:span><text:line-break/><text:span text:style-name="T9"> <text:s text:c="7"/></text:span><text:span text:style-name="T7">app</text:span><text:span text:style-name="T11">:layout_constraintTop_toBottomOf</text:span><text:span text:style-name="T9">="@+id/num2EditText" 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multiplyButton"</text:span><text:line-break/><text:span text:style-name="T9"> <text:s text:c="7"/></text:span><text:span text:style-name="T7">android</text:span><text:span text:style-name="T11">:layout_width</text:span><text:span text:style-name="T9">="wrap_cont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layout_marginTop</text:span><text:span text:style-name="T9">="20dp"</text:span><text:line-break/><text:span text:style-name="T9"> <text:s text:c="7"/></text:span><text:span text:style-name="T7">android</text:span><text:span text:style-name="T11">:text</text:span><text:span text:style-name="T9">="x"</text:span><text:line-break/><text:span text:style-name="T9"> <text:s text:c="7"/></text:span><text:span text:style-name="T7">android</text:span><text:span text:style-name="T11">:textSize</text:span><text:span text:style-name="T9">="16sp"</text:span><text:line-break/><text:span text:style-name="T9"> <text:s text:c="7"/></text:span><text:span text:style-name="T7">app</text:span><text:span text:style-name="T11">:layout_constraintEnd_toEnd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num2EditText" 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divideButton"</text:span><text:line-break/><text:span text:style-name="T9"> <text:s text:c="7"/></text:span><text:span text:style-name="T7">android</text:span><text:span text:style-name="T11">:layout_width</text:span><text:span text:style-name="T9">="wrap_cont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layout_marginTop</text:span><text:span text:style-name="T9">="20dp"</text:span><text:line-break/><text:span text:style-name="T9"> <text:s text:c="7"/></text:span><text:span text:style-name="T7">android</text:span><text:span text:style-name="T11">:text</text:span><text:span text:style-name="T9">="/"</text:span><text:line-break/><text:span text:style-name="T9"> <text:s text:c="7"/></text:span><text:span text:style-name="T7">android</text:span><text:span text:style-name="T11">:textSize</text:span><text:span text:style-name="T9">="16sp"</text:span><text:line-break/><text:span text:style-name="T9"> <text:s text:c="7"/></text:span><text:span text:style-name="T7">app</text:span><text:span text:style-name="T11">:layout_constraintStart_toStart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addButton" 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sqrtButton"</text:span><text:line-break/><text:span text:style-name="T9"> <text:s text:c="7"/></text:span><text:span text:style-name="T7">android</text:span><text:span text:style-name="T11">:layout_width</text:span><text:span text:style-name="T9">="wrap_cont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layout_marginTop</text:span><text:span text:style-name="T9">="20dp"</text:span><text:line-break/><text:span text:style-name="T9"> <text:s text:c="7"/></text:span><text:span text:style-name="T7">android</text:span><text:span text:style-name="T11">:layout_marginEnd</text:span><text:span text:style-name="T9">="140dp"</text:span><text:line-break/><text:span text:style-name="T9"> <text:s text:c="7"/></text:span><text:span text:style-name="T7">android</text:span><text:span text:style-name="T11">:text</text:span><text:span text:style-name="T9">="Sqrt"</text:span><text:line-break/><text:span text:style-name="T9"> <text:s text:c="7"/></text:span><text:span text:style-name="T7">android</text:span><text:span text:style-name="T11">:textSize</text:span><text:span text:style-name="T9">="16sp"</text:span><text:line-break/><text:span text:style-name="T9"> <text:s text:c="7"/></text:span><text:span text:style-name="T7">app</text:span><text:span text:style-name="T11">:layout_constraintEnd_toEnd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subtractButton" </text:span><text:span text:style-name="T10">/&gt;</text:span><text:line-break/><text:line-break/><text:span text:style-name="T10"> <text:s text:c="3"/>&lt;TextView</text:span><text:line-break/><text:span text:style-name="T10"> <text:s text:c="7"/></text:span><text:span text:style-name="T7">android</text:span><text:span text:style-name="T11">:id</text:span><text:span text:style-name="T9">="@+id/resultTextView"</text:span><text:line-break/><text:span text:style-name="T9"> <text:s text:c="7"/></text:span><text:span text:style-name="T7">android</text:span><text:span text:style-name="T11">:layout_width</text:span><text:span text:style-name="T9">="84dp"</text:span><text:line-break/><text:span text:style-name="T9"> <text:s text:c="7"/></text:span><text:span text:style-name="T7">android</text:span><text:span text:style-name="T11">:layout_height</text:span><text:span text:style-name="T9">="41dp"</text:span><text:line-break/><text:span text:style-name="T9"> <text:s text:c="7"/></text:span><text:span text:style-name="T7">android</text:span><text:span text:style-name="T11">:layout_marginStart</text:span><text:span text:style-name="T9">="4dp"</text:span><text:line-break/><text:span text:style-name="T9"> <text:s text:c="7"/></text:span><text:span text:style-name="T7">android</text:span><text:span text:style-name="T11">:layout_marginTop</text:span><text:span text:style-name="T9">="40dp"</text:span><text:line-break/><text:span text:style-name="T9"> <text:s text:c="7"/></text:span><text:span text:style-name="T7">android</text:span><text:span text:style-name="T11">:text</text:span><text:span text:style-name="T9">="Result: "</text:span><text:line-break/><text:span text:style-name="T9"> <text:s text:c="7"/></text:span><text:span text:style-name="T7">android</text:span><text:span text:style-name="T11">:textSize</text:span><text:span text:style-name="T9">="18sp"</text:span><text:line-break/><text:span text:style-name="T9"> <text:s text:c="7"/></text:span><text:span text:style-name="T7">app</text:span><text:span text:style-name="T11">:layout_constraintStart_toStartOf</text:span><text:span text:style-name="T9">="parent"</text:span><text:line-break/><text:span text:style-name="T9"> <text:s text:c="7"/></text:span><text:span text:style-name="T7">app</text:span><text:span text:style-name="T11">:layout_constraintTop_toBottomOf</text:span><text:span text:style-name="T9">="@+id/divideButton" </text:span><text:span text:style-name="T10">/&gt;</text:span><text:line-break/><text:span text:style-name="T10">&lt;/androidx.constraintlayout.widget.ConstraintLayout&gt;</text:span></text:p>
      <text:p text:style-name="P3"/>
      <text:p text:style-name="P3"/>
      <text:p text:style-name="P3">mainactivity.java</text:p>
      <text:p text:style-name="P3"/>
      <text:p text:style-name="P3"><text:span text:style-name="T1">package </text:span><text:span text:style-name="T2">com.example.calculator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view.View</text:span><text:span text:style-name="T1">;</text:span><text:line-break/><text:span text:style-name="T1">import </text:span><text:span text:style-name="T2">android.widget.Button</text:span><text:span text:style-name="T1">;</text:span><text:line-break/><text:span text:style-name="T1">import </text:span><text:span text:style-name="T2">android.widget.EditText</text:span><text:span text:style-name="T1">;</text:span><text:line-break/><text:span text:style-name="T1">import </text:span><text:span text:style-name="T2">android.widget.TextView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import </text:span><text:span text:style-name="T2">androidx.appcompat.app.AppCompatActivity</text:span><text:span text:style-name="T1">;</text:span><text:line-break/><text:line-break/><text:span text:style-name="T1">import </text:span><text:span text:style-name="T2">java.text.DecimalFormat</text:span><text:span text:style-name="T1">;</text:span><text:line-break/><text:soft-pag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</text:span><text:span text:style-name="T1">private </text:span><text:span text:style-name="T2">EditText </text:span><text:span text:style-name="T7">num1EditText</text:span><text:span text:style-name="T1">, </text:span><text:span text:style-name="T7">num2EditText</text:span><text:span text:style-name="T1">;</text:span><text:line-break/><text:span text:style-name="T1"> <text:s text:c="3"/>private </text:span><text:span text:style-name="T2">TextView </text:span><text:span text:style-name="T7">resultTextView</text:span><text:span text:style-name="T1">;</text:span><text:line-break/><text:line-break/><text:span text:style-name="T1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6">activity_main</text:span><text:span text:style-name="T2">)</text:span><text:span text:style-name="T1">;</text:span><text:line-break/><text:line-break/><text:span text:style-name="T1"> <text:s text:c="7"/></text:span><text:span text:style-name="T7">num1EditText </text:span><text:span text:style-name="T2">= findViewById(R.id.</text:span><text:span text:style-name="T6">num1EditText</text:span><text:span text:style-name="T2">)</text:span><text:span text:style-name="T1">;</text:span><text:line-break/><text:span text:style-name="T1"> <text:s text:c="7"/></text:span><text:span text:style-name="T7">num2EditText </text:span><text:span text:style-name="T2">= findViewById(R.id.</text:span><text:span text:style-name="T6">num2EditText</text:span><text:span text:style-name="T2">)</text:span><text:span text:style-name="T1">;</text:span><text:line-break/><text:span text:style-name="T1"> <text:s text:c="7"/></text:span><text:span text:style-name="T7">resultTextView </text:span><text:span text:style-name="T2">= findViewById(R.id.</text:span><text:span text:style-name="T6">resultTextView</text:span><text:span text:style-name="T2">)</text:span><text:span text:style-name="T1">;</text:span><text:line-break/><text:line-break/><text:span text:style-name="T1"> <text:s text:c="7"/></text:span><text:span text:style-name="T2">Button addButton = findViewById(R.id.</text:span><text:span text:style-name="T6">addButton</text:span><text:span text:style-name="T2">)</text:span><text:span text:style-name="T1">;</text:span><text:line-break/><text:span text:style-name="T1"> <text:s text:c="7"/></text:span><text:line-break/><text:span text:style-name="T1"> <text:s text:c="7"/></text:span><text:span text:style-name="T2">add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performCalculation(</text:span><text:span text:style-name="T9">'+'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line-break/><text:span text:style-name="T1"> <text:s text:c="7"/></text:span><text:span text:style-name="T2">Button subtractButton = findViewById(R.id.</text:span><text:span text:style-name="T6">subtractButton</text:span><text:span text:style-name="T2">)</text:span><text:span text:style-name="T1">;</text:span><text:line-break/><text:span text:style-name="T1"> <text:s text:c="7"/></text:span><text:span text:style-name="T2">subtract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performCalculation(</text:span><text:span text:style-name="T9">'-'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line-break/><text:span text:style-name="T1"> <text:s text:c="7"/></text:span><text:span text:style-name="T2">Button multiplyButton = findViewById(R.id.</text:span><text:span text:style-name="T6">multiplyButton</text:span><text:span text:style-name="T2">)</text:span><text:span text:style-name="T1">;</text:span><text:line-break/><text:span text:style-name="T1"> <text:s text:c="7"/></text:span><text:span text:style-name="T2">multiply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performCalculation(</text:span><text:span text:style-name="T9">'*'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line-break/><text:span text:style-name="T1"> <text:s text:c="7"/></text:span><text:span text:style-name="T2">Button divideButton = findViewById(R.id.</text:span><text:span text:style-name="T6">divideButton</text:span><text:span text:style-name="T2">)</text:span><text:span text:style-name="T1">;</text:span><text:line-break/><text:span text:style-name="T1"> <text:s text:c="7"/></text:span><text:span text:style-name="T2">divide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performCalculation(</text:span><text:span text:style-name="T9">'/'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line-break/><text:span text:style-name="T1"> <text:s text:c="7"/></text:span><text:span text:style-name="T2">Button sqrtButton = findViewById(R.id.</text:span><text:span text:style-name="T6">sqrtButton</text:span><text:span text:style-name="T2">)</text:span><text:span text:style-name="T1">;</text:span><text:line-break/><text:span text:style-name="T1"> <text:s text:c="7"/></text:span><text:span text:style-name="T2">sqrtButton.setOnClickListener(</text:span><text:span text:style-name="T1">new </text:span><text:span text:style-name="T2">View.OnClickListener() {</text:span><text:line-break/><text:span text:style-name="T2"> <text:s text:c="11"/></text:span><text:span text:style-name="T4">@Override</text:span><text:line-break/><text:span text:style-name="T4"> <text:s text:c="11"/></text:span><text:span text:style-name="T1">public void </text:span><text:span text:style-name="T5">onClick</text:span><text:span text:style-name="T2">(View v) {</text:span><text:line-break/><text:span text:style-name="T2"> <text:s text:c="15"/>calculateSquareRoot(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1">private void </text:span><text:span text:style-name="T5">performCalculation</text:span><text:span text:style-name="T2">(</text:span><text:span text:style-name="T1">char </text:span><text:span text:style-name="T2">operator) {</text:span><text:line-break/><text:span text:style-name="T2"> <text:s text:c="7"/></text:span><text:span text:style-name="T12">// Get the values entered in the input fields</text:span><text:line-break/><text:span text:style-name="T12"> <text:s text:c="7"/></text:span><text:span text:style-name="T2">String num1Str = </text:span><text:span text:style-name="T7">num1EditText</text:span><text:span text:style-name="T2">.getText().toString()</text:span><text:span text:style-name="T1">;</text:span><text:line-break/><text:soft-page-break/><text:span text:style-name="T1"> <text:s text:c="7"/></text:span><text:span text:style-name="T2">String num2Str = </text:span><text:span text:style-name="T7">num2EditText</text:span><text:span text:style-name="T2">.getText().toString()</text:span><text:span text:style-name="T1">;</text:span><text:line-break/><text:line-break/><text:span text:style-name="T1"> <text:s text:c="7"/></text:span><text:span text:style-name="T12">// Check if either input field is empty</text:span><text:line-break/><text:span text:style-name="T12"> <text:s text:c="7"/></text:span><text:span text:style-name="T1">if </text:span><text:span text:style-name="T2">(num1Str.isEmpty() || num2Str.isEmpty()) {</text:span><text:line-break/><text:span text:style-name="T2"> <text:s text:c="11"/>Toast.</text:span><text:span text:style-name="T3">makeText</text:span><text:span text:style-name="T2">(</text:span><text:span text:style-name="T1">this, </text:span><text:span text:style-name="T9">"Please enter both numbers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11"/>return; </text:span><text:span text:style-name="T12">// Exit the method to prevent calculations with empty inputs</text:span><text:line-break/><text:span text:style-name="T12"> <text:s text:c="7"/></text:span><text:span text:style-name="T2">}</text:span><text:line-break/><text:line-break/><text:span text:style-name="T2"> <text:s text:c="7"/></text:span><text:span text:style-name="T12">// Convert the input values to numeric format</text:span><text:line-break/><text:span text:style-name="T12"> <text:s text:c="7"/></text:span><text:span text:style-name="T1">double </text:span><text:span text:style-name="T2">num1 = Double.</text:span><text:span text:style-name="T3">parseDouble</text:span><text:span text:style-name="T2">(num1Str)</text:span><text:span text:style-name="T1">;</text:span><text:line-break/><text:span text:style-name="T1"> <text:s text:c="7"/>double </text:span><text:span text:style-name="T2">num2 = Double.</text:span><text:span text:style-name="T3">parseDouble</text:span><text:span text:style-name="T2">(num2Str)</text:span><text:span text:style-name="T1">;</text:span><text:line-break/><text:span text:style-name="T1"> <text:s text:c="7"/>double </text:span><text:span text:style-name="T2">result = </text:span><text:span text:style-name="T13">0</text:span><text:span text:style-name="T1">;</text:span><text:line-break/><text:line-break/><text:span text:style-name="T1"> <text:s text:c="7"/></text:span><text:span text:style-name="T12">// Perform the selected calculation based on the operator</text:span><text:line-break/><text:span text:style-name="T12"> <text:s text:c="7"/></text:span><text:span text:style-name="T1">switch </text:span><text:span text:style-name="T2">(operator) {</text:span><text:line-break/><text:span text:style-name="T2"> <text:s text:c="11"/></text:span><text:span text:style-name="T1">case </text:span><text:span text:style-name="T9">'+'</text:span><text:span text:style-name="T2">:</text:span><text:line-break/><text:span text:style-name="T2"> <text:s text:c="15"/>result = num1 + num2</text:span><text:span text:style-name="T1">;</text:span><text:line-break/><text:span text:style-name="T1"> <text:s text:c="15"/>break;</text:span><text:line-break/><text:span text:style-name="T1"> <text:s text:c="11"/>case </text:span><text:span text:style-name="T9">'-'</text:span><text:span text:style-name="T2">:</text:span><text:line-break/><text:span text:style-name="T2"> <text:s text:c="15"/>result = num1 - num2</text:span><text:span text:style-name="T1">;</text:span><text:line-break/><text:span text:style-name="T1"> <text:s text:c="15"/>break;</text:span><text:line-break/><text:span text:style-name="T1"> <text:s text:c="11"/>case </text:span><text:span text:style-name="T9">'*'</text:span><text:span text:style-name="T2">:</text:span><text:line-break/><text:span text:style-name="T2"> <text:s text:c="15"/>result = num1 * num2</text:span><text:span text:style-name="T1">;</text:span><text:line-break/><text:span text:style-name="T1"> <text:s text:c="15"/>break;</text:span><text:line-break/><text:span text:style-name="T1"> <text:s text:c="11"/>case </text:span><text:span text:style-name="T9">'/'</text:span><text:span text:style-name="T2">:</text:span><text:line-break/><text:span text:style-name="T2"> <text:s text:c="15"/></text:span><text:span text:style-name="T1">if </text:span><text:span text:style-name="T2">(num2 != </text:span><text:span text:style-name="T13">0</text:span><text:span text:style-name="T2">) {</text:span><text:line-break/><text:span text:style-name="T2"> <text:s text:c="19"/>result = num1 / num2</text:span><text:span text:style-name="T1">;</text:span><text:line-break/><text:span text:style-name="T1"> <text:s text:c="15"/></text:span><text:span text:style-name="T2">} </text:span><text:span text:style-name="T1">else </text:span><text:span text:style-name="T2">{</text:span><text:line-break/><text:span text:style-name="T2"> <text:s text:c="19"/>Toast.</text:span><text:span text:style-name="T3">makeText</text:span><text:span text:style-name="T2">(</text:span><text:span text:style-name="T1">this, </text:span><text:span text:style-name="T9">"Cannot divide by zero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19"/>return; </text:span><text:span text:style-name="T12">// Exit the method if division by zero is attempted</text:span><text:line-break/><text:span text:style-name="T12"> <text:s text:c="15"/></text:span><text:span text:style-name="T2">}</text:span><text:line-break/><text:span text:style-name="T2"> <text:s text:c="15"/></text:span><text:span text:style-name="T1">break;</text:span><text:line-break/><text:span text:style-name="T1"> <text:s text:c="7"/></text:span><text:span text:style-name="T2">}</text:span><text:line-break/><text:line-break/><text:span text:style-name="T2"> <text:s text:c="7"/></text:span><text:span text:style-name="T12">// Format and display the calculation result</text:span><text:line-break/><text:span text:style-name="T12"> <text:s text:c="7"/></text:span><text:span text:style-name="T2">DecimalFormat df = </text:span><text:span text:style-name="T1">new </text:span><text:span text:style-name="T2">DecimalFormat(</text:span><text:span text:style-name="T9">"#.##"</text:span><text:span text:style-name="T2">)</text:span><text:span text:style-name="T1">;</text:span><text:line-break/><text:span text:style-name="T1"> <text:s text:c="7"/></text:span><text:span text:style-name="T7">resultTextView</text:span><text:span text:style-name="T2">.setText(</text:span><text:span text:style-name="T9">"Result: " </text:span><text:span text:style-name="T2">+ df.format(result)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private void </text:span><text:span text:style-name="T5">calculateSquareRoot</text:span><text:span text:style-name="T2">() {</text:span><text:line-break/><text:span text:style-name="T2"> <text:s text:c="7"/>String num1Str = </text:span><text:span text:style-name="T7">num1EditText</text:span><text:span text:style-name="T2">.getText().toString()</text:span><text:span text:style-name="T1">;</text:span><text:line-break/><text:span text:style-name="T1"> <text:s text:c="7"/></text:span><text:span text:style-name="T12">// Check if the input field is empty</text:span><text:line-break/><text:span text:style-name="T12"> <text:s text:c="7"/></text:span><text:span text:style-name="T1">if </text:span><text:span text:style-name="T2">(num1Str.isEmpty()) {</text:span><text:line-break/><text:span text:style-name="T2"> <text:s text:c="11"/>Toast.</text:span><text:span text:style-name="T3">makeText</text:span><text:span text:style-name="T2">(</text:span><text:span text:style-name="T1">this, </text:span><text:span text:style-name="T9">"Please enter a number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11"/>return; </text:span><text:span text:style-name="T12">// Exit the method to prevent calculations with empty inputs</text:span><text:line-break/><text:span text:style-name="T12"> <text:s text:c="7"/></text:span><text:span text:style-name="T2">}</text:span><text:line-break/><text:line-break/><text:span text:style-name="T2"> <text:s text:c="7"/></text:span><text:span text:style-name="T1">double </text:span><text:span text:style-name="T2">num = Double.</text:span><text:span text:style-name="T3">parseDouble</text:span><text:span text:style-name="T2">(num1Str)</text:span><text:span text:style-name="T1">;</text:span><text:line-break/><text:span text:style-name="T1"> <text:s text:c="7"/>double </text:span><text:span text:style-name="T2">sqrtResult = Math.</text:span><text:span text:style-name="T3">sqrt</text:span><text:span text:style-name="T2">(num)</text:span><text:span text:style-name="T1">;</text:span><text:line-break/><text:span text:style-name="T1"> <text:s text:c="7"/></text:span><text:span text:style-name="T2">DecimalFormat df = </text:span><text:span text:style-name="T1">new </text:span><text:span text:style-name="T2">DecimalFormat(</text:span><text:span text:style-name="T9">"#.##"</text:span><text:span text:style-name="T2">)</text:span><text:span text:style-name="T1">;</text:span><text:line-break/><text:span text:style-name="T1"> <text:s text:c="7"/></text:span><text:span text:style-name="T7">resultTextView</text:span><text:span text:style-name="T2">.setText(</text:span><text:span text:style-name="T9">"Square Root: " </text:span><text:span text:style-name="T2">+ df.format(sqrtResult))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uicontrol</text:p>
      <text:p text:style-name="P4"/>
      <text:p text:style-name="P4">activity_main.xml</text:p>
      <text:p text:style-name="P4"/>
      <text:p text:style-name="P4"/>
      <text:p text:style-name="P4"><text:span text:style-name="T10">&lt;LinearLayout </text:span><text:span text:style-name="T11">xmlns:</text:span><text:span text:style-name="T7">android</text:span><text:span text:style-name="T9">="http://schemas.android.com/apk/res/android"</text:span><text:line-break/><text:span text:style-name="T9"> <text:s text:c="3"/></text:span><text:span text:style-name="T7">android</text:span><text:span text:style-name="T11">:layout_width</text:span><text:span text:style-name="T9">="match_parent"</text:span><text:line-break/><text:span text:style-name="T9"> <text:s text:c="3"/></text:span><text:span text:style-name="T7">android</text:span><text:span text:style-name="T11">:layout_height</text:span><text:span text:style-name="T9">="match_parent"</text:span><text:line-break/><text:span text:style-name="T9"> <text:s text:c="3"/></text:span><text:span text:style-name="T7">android</text:span><text:span text:style-name="T11">:gravity</text:span><text:span text:style-name="T9">="center_vertical"</text:span><text:line-break/><text:span text:style-name="T9"> <text:s text:c="3"/></text:span><text:span text:style-name="T7">android</text:span><text:span text:style-name="T11">:orientation</text:span><text:span text:style-name="T9">="vertical"</text:span><text:line-break/><text:span text:style-name="T9"> <text:s text:c="3"/></text:span><text:span text:style-name="T7">android</text:span><text:span text:style-name="T11">:padding</text:span><text:span text:style-name="T9">="16dp"</text:span><text:span text:style-name="T10">&gt;</text:span><text:line-break/><text:line-break/><text:span text:style-name="T10"> <text:s text:c="3"/>&lt;TextView</text:span><text:line-break/><text:span text:style-name="T10"> <text:s text:c="7"/></text:span><text:span text:style-name="T7">android</text:span><text:span text:style-name="T11">:id</text:span><text:span text:style-name="T9">="@+id/textView"</text:span><text:line-break/><text:span text:style-name="T9"> <text:s text:c="7"/></text:span><text:span text:style-name="T7">android</text:span><text:span text:style-name="T11">:layout_width</text:span><text:span text:style-name="T9">="223dp"</text:span><text:line-break/><text:span text:style-name="T9"> <text:s text:c="7"/></text:span><text:span text:style-name="T7">android</text:span><text:span text:style-name="T11">:layout_height</text:span><text:span text:style-name="T9">="78dp"</text:span><text:line-break/><text:span text:style-name="T9"> <text:s text:c="7"/></text:span><text:span text:style-name="T7">android</text:span><text:span text:style-name="T11">:text</text:span><text:span text:style-name="T9">="Form validation"</text:span><text:line-break/><text:span text:style-name="T9"> <text:s text:c="7"/></text:span><text:span text:style-name="T7">android</text:span><text:span text:style-name="T11">:textSize</text:span><text:span text:style-name="T9">="30dp" 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editTextUsername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hint</text:span><text:span text:style-name="T9">="Username"</text:span><text:line-break/><text:span text:style-name="T9"> <text:s text:c="7"/></text:span><text:span text:style-name="T7">android</text:span><text:span text:style-name="T11">:inputType</text:span><text:span text:style-name="T9">="text" 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editTextPassword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hint</text:span><text:span text:style-name="T9">="Password"</text:span><text:line-break/><text:span text:style-name="T9"> <text:s text:c="7"/></text:span><text:span text:style-name="T7">android</text:span><text:span text:style-name="T11">:inputType</text:span><text:span text:style-name="T9">="textPassword" 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editTextEmail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ems</text:span><text:span text:style-name="T9">="10"</text:span><text:line-break/><text:span text:style-name="T9"> <text:s text:c="7"/></text:span><text:span text:style-name="T7">android</text:span><text:span text:style-name="T11">:hint</text:span><text:span text:style-name="T9">="Email"</text:span><text:line-break/><text:span text:style-name="T9"> <text:s text:c="7"/></text:span><text:span text:style-name="T7">android</text:span><text:span text:style-name="T11">:inputType</text:span><text:span text:style-name="T9">="textEmailAddress"</text:span><text:line-break/><text:span text:style-name="T9"> <text:s text:c="5"/></text:span><text:span text:style-name="T10">/&gt;</text:span><text:line-break/><text:line-break/><text:span text:style-name="T10"> <text:s text:c="3"/>&lt;EditText</text:span><text:line-break/><text:span text:style-name="T10"> <text:s text:c="7"/></text:span><text:span text:style-name="T7">android</text:span><text:span text:style-name="T11">:id</text:span><text:span text:style-name="T9">="@+id/editTextMobile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60dp"</text:span><text:line-break/><text:span text:style-name="T9"> <text:s text:c="7"/></text:span><text:span text:style-name="T7">android</text:span><text:span text:style-name="T11">:ems</text:span><text:span text:style-name="T9">="10"</text:span><text:line-break/><text:span text:style-name="T9"> <text:s text:c="7"/></text:span><text:span text:style-name="T7">android</text:span><text:span text:style-name="T11">:hint</text:span><text:span text:style-name="T9">="Mobile"</text:span><text:line-break/><text:span text:style-name="T9"> <text:s text:c="7"/></text:span><text:span text:style-name="T7">android</text:span><text:span text:style-name="T11">:inputType</text:span><text:span text:style-name="T9">="phone"</text:span><text:line-break/><text:span text:style-name="T9"> <text:s text:c="7"/></text:span><text:span text:style-name="T10">/&gt;</text:span><text:line-break/><text:line-break/><text:span text:style-name="T10"> <text:s text:c="3"/>&lt;Button</text:span><text:line-break/><text:span text:style-name="T10"> <text:s text:c="7"/></text:span><text:span text:style-name="T7">android</text:span><text:span text:style-name="T11">:id</text:span><text:span text:style-name="T9">="@+id/buttonLogin"</text:span><text:line-break/><text:span text:style-name="T9"> <text:s text:c="7"/></text:span><text:span text:style-name="T7">android</text:span><text:span text:style-name="T11">:layout_width</text:span><text:span text:style-name="T9">="match_parent"</text:span><text:line-break/><text:span text:style-name="T9"> <text:s text:c="7"/></text:span><text:span text:style-name="T7">android</text:span><text:span text:style-name="T11">:layout_height</text:span><text:span text:style-name="T9">="wrap_content"</text:span><text:line-break/><text:span text:style-name="T9"> <text:s text:c="7"/></text:span><text:span text:style-name="T7">android</text:span><text:span text:style-name="T11">:text</text:span><text:span text:style-name="T9">="Submit" </text:span><text:span text:style-name="T10">/&gt;</text:span><text:line-break/><text:line-break/><text:span text:style-name="T10">&lt;/LinearLayout&gt;</text:span><text:line-break/></text:p>
      <text:p text:style-name="P4"><text:soft-page-break/>mainactivity.java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1:02:07.618078668</meta:creation-date>
    <dc:date>2023-11-18T12:09:28.798068514</dc:date>
    <meta:editing-duration>PT6M30S</meta:editing-duration>
    <meta:editing-cycles>1</meta:editing-cycles>
    <meta:document-statistic meta:table-count="0" meta:image-count="0" meta:object-count="0" meta:page-count="9" meta:paragraph-count="19" meta:word-count="750" meta:character-count="14542" meta:non-whitespace-character-count="11118"/>
    <meta:generator>LibreOffice/6.4.7.2$Linux_X86_64 LibreOffice_project/40$Build-2</meta:generator>
  </office:meta>
</office:document-meta>
</file>